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600000210196CE04A.png" manifest:media-type="image/png"/>
  <manifest:file-entry manifest:full-path="Pictures/10000000000002560000021071590033.png" manifest:media-type="image/png"/>
  <manifest:file-entry manifest:full-path="Pictures/10000000000002560000021024C98E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2051" officeooo:paragraph-rsid="00042051" style:font-weight-asian="bold" style:font-weight-complex="bold"/>
    </style:style>
    <style:style style:name="P2" style:family="paragraph" style:parent-style-name="Standard">
      <style:text-properties fo:font-weight="normal" officeooo:rsid="00042051" officeooo:paragraph-rsid="00042051" style:font-weight-asian="normal" style:font-weight-complex="normal"/>
    </style:style>
    <style:style style:name="P3" style:family="paragraph" style:parent-style-name="Standard">
      <style:text-properties fo:font-weight="normal" officeooo:rsid="0006041b" officeooo:paragraph-rsid="0006041b" style:font-weight-asian="normal" style:font-weight-complex="normal"/>
    </style:style>
    <style:style style:name="T1" style:family="text">
      <style:text-properties officeooo:rsid="0006041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lhost</text:p>
      <text:p text:style-name="P1"/>
      <text:p text:style-name="P2">n=1000 c=100</text:p>
      <text:p text:style-name="P2"><draw:frame draw:style-name="fr1" draw:name="Image1" text:anchor-type="paragraph" svg:width="5.8626in" svg:height="5.1756in" draw:z-index="0"><draw:image xlink:href="Pictures/10000000000002560000021024C98E4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n=<text:span text:style-name="T1">1000</text:span> c=500</text:p>
      <text:p text:style-name="P2"><draw:frame draw:style-name="fr2" draw:name="Image2" text:anchor-type="paragraph" svg:width="5.8626in" svg:height="5.1756in" draw:z-index="2"><draw:image xlink:href="Pictures/1000000000000256000002107159003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=1000 c=1000</text:p>
      <text:p text:style-name="P3"><draw:frame draw:style-name="fr2" draw:name="Image3" text:anchor-type="paragraph" svg:width="5.8626in" svg:height="5.1756in" draw:z-index="1"><draw:image xlink:href="Pictures/100000000000025600000210196CE0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01:35:14.239443185</meta:creation-date>
    <dc:date>2015-12-08T02:00:17.369066255</dc:date>
    <meta:editing-duration>PT9M53S</meta:editing-duration>
    <meta:editing-cycles>1</meta:editing-cycles>
    <meta:document-statistic meta:table-count="0" meta:image-count="3" meta:object-count="0" meta:page-count="3" meta:paragraph-count="4" meta:word-count="7" meta:character-count="46" meta:non-whitespace-character-count="43"/>
    <meta:generator>LibreOffice/4.4.3.2$Linux_X86_64 LibreOffice_project/40m0$Build-2</meta:generator>
  </office:meta>
</office:document-meta>
</file>